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831cm" style:use-optimal-row-height="false"/>
    </style:style>
    <style:style style:name="ce1" style:family="table-cell">
      <loext:graphic-properties draw:fill="solid" draw:fill-color="#b3b3b3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.83cm" svg:x="3.746cm" svg:y="12.9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...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2" draw:layer="layout" svg:x1="6.25cm" svg:y1="17.5cm" svg:x2="8cm" svg:y2="15.25cm">
          <text:p/>
        </draw:line>
        <draw:frame draw:style-name="gr2" draw:text-style-name="P3" draw:layer="layout" svg:width="4.5cm" svg:height="1.25cm" svg:x="4.75cm" svg:y="17.5cm">
          <draw:text-box>
            <text:p>Byte Addres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01T13:06:21.321689525</meta:creation-date>
    <dc:date>2020-10-01T13:19:54.465463027</dc:date>
    <meta:editing-duration>PT12M</meta:editing-duration>
    <meta:editing-cycles>2</meta:editing-cycles>
    <meta:generator>LibreOffice/7.0.1.2$Linux_X86_64 LibreOffice_project/00$Build-2</meta:generator>
    <meta:document-statistic meta:object-count="3"/>
  </office:meta>
</office:document-meta>
</file>